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coderCache.getEncoded( String k , String contentEncod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ncoderCache.getEncoded( String 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coderCache.EncoderCache( int cache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